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in" fo:margin-bottom="0.2083in" fo:background-color="#171717"/>
    </style:style>
    <style:style style:name="T3" style:parent-style-name="DefaultParagraphFont" style:family="text">
      <style:text-properties style:font-name="Segoe UI" style:font-name-complex="Segoe UI" fo:color="#F9F9F9"/>
    </style:style>
    <style:style style:name="P4" style:parent-style-name="NormalWeb" style:list-style-name="LFO1" style:family="paragraph">
      <style:paragraph-properties fo:border="0.0034in solid #E3E3E3" fo:padding-top="0in" fo:padding-left="0.0694in" fo:padding-bottom="0in" fo:padding-right="0in" style:shadow="none" fo:margin-top="0in" fo:margin-bottom="0in" fo:background-color="#171717"/>
    </style:style>
    <style:style style:name="T5" style:parent-style-name="Strong" style:family="text">
      <style:text-properties style:font-name="Segoe UI" style:font-name-complex="Segoe UI" fo:color="#F9F9F9"/>
    </style:style>
    <style:style style:name="T6" style:parent-style-name="DefaultParagraphFont" style:family="text">
      <style:text-properties style:font-name="Segoe UI" style:font-name-complex="Segoe UI" fo:color="#F9F9F9"/>
    </style:style>
    <style:style style:name="P7" style:parent-style-name="NormalWeb" style:list-style-name="LFO1" style:family="paragraph">
      <style:paragraph-properties fo:border="0.0034in solid #E3E3E3" fo:padding-top="0in" fo:padding-left="0.0694in" fo:padding-bottom="0in" fo:padding-right="0in" style:shadow="none" fo:margin-top="0in" fo:margin-bottom="0in" fo:background-color="#171717"/>
    </style:style>
    <style:style style:name="T8" style:parent-style-name="Strong" style:family="text">
      <style:text-properties style:font-name="Segoe UI" style:font-name-complex="Segoe UI" fo:color="#F9F9F9"/>
    </style:style>
    <style:style style:name="T9" style:parent-style-name="DefaultParagraphFont" style:family="text">
      <style:text-properties style:font-name="Segoe UI" style:font-name-complex="Segoe UI" fo:color="#F9F9F9"/>
    </style:style>
    <style:style style:name="P10" style:parent-style-name="NormalWeb" style:list-style-name="LFO1" style:family="paragraph">
      <style:paragraph-properties fo:border="0.0034in solid #E3E3E3" fo:padding-top="0in" fo:padding-left="0.0694in" fo:padding-bottom="0in" fo:padding-right="0in" style:shadow="none" fo:margin-top="0in" fo:margin-bottom="0in" fo:background-color="#171717"/>
    </style:style>
    <style:style style:name="T11" style:parent-style-name="Strong" style:family="text">
      <style:text-properties style:font-name="Segoe UI" style:font-name-complex="Segoe UI" fo:color="#F9F9F9"/>
    </style:style>
    <style:style style:name="T12" style:parent-style-name="DefaultParagraphFont" style:family="text">
      <style:text-properties style:font-name="Segoe UI" style:font-name-complex="Segoe UI" fo:color="#F9F9F9"/>
    </style:style>
    <style:style style:name="P13" style:parent-style-name="NormalWeb" style:list-style-name="LFO1" style:family="paragraph">
      <style:paragraph-properties fo:border="0.0034in solid #E3E3E3" fo:padding-top="0in" fo:padding-left="0.0694in" fo:padding-bottom="0in" fo:padding-right="0in" style:shadow="none" fo:margin-top="0in" fo:margin-bottom="0in" fo:background-color="#171717"/>
    </style:style>
    <style:style style:name="T14" style:parent-style-name="Strong" style:family="text">
      <style:text-properties style:font-name="Segoe UI" style:font-name-complex="Segoe UI" fo:color="#F9F9F9"/>
    </style:style>
    <style:style style:name="T15" style:parent-style-name="DefaultParagraphFont" style:family="text">
      <style:text-properties style:font-name="Segoe UI" style:font-name-complex="Segoe UI" fo:color="#F9F9F9"/>
    </style:style>
    <style:style style:name="P16" style:parent-style-name="NormalWeb" style:list-style-name="LFO1" style:family="paragraph">
      <style:paragraph-properties fo:border="0.0034in solid #E3E3E3" fo:padding-top="0in" fo:padding-left="0.0694in" fo:padding-bottom="0in" fo:padding-right="0in" style:shadow="none" fo:margin-top="0in" fo:margin-bottom="0in" fo:background-color="#171717"/>
    </style:style>
    <style:style style:name="T17" style:parent-style-name="Strong" style:family="text">
      <style:text-properties style:font-name="Segoe UI" style:font-name-complex="Segoe UI" fo:color="#F9F9F9"/>
    </style:style>
    <style:style style:name="T18" style:parent-style-name="DefaultParagraphFont" style:family="text">
      <style:text-properties style:font-name="Segoe UI" style:font-name-complex="Segoe UI" fo:color="#F9F9F9"/>
    </style:style>
    <style:style style:name="P19" style:parent-style-name="NormalWeb" style:list-style-name="LFO1" style:family="paragraph">
      <style:paragraph-properties fo:border="0.0034in solid #E3E3E3" fo:padding-top="0in" fo:padding-left="0.0694in" fo:padding-bottom="0in" fo:padding-right="0in" style:shadow="none" fo:margin-top="0in" fo:margin-bottom="0in" fo:background-color="#171717"/>
    </style:style>
    <style:style style:name="T20" style:parent-style-name="Strong" style:family="text">
      <style:text-properties style:font-name="Segoe UI" style:font-name-complex="Segoe UI" fo:color="#F9F9F9"/>
    </style:style>
    <style:style style:name="T21" style:parent-style-name="DefaultParagraphFont" style:family="text">
      <style:text-properties style:font-name="Segoe UI" style:font-name-complex="Segoe UI" fo:color="#F9F9F9"/>
    </style:style>
    <style:style style:name="P22" style:parent-style-name="NormalWeb" style:list-style-name="LFO1" style:family="paragraph">
      <style:paragraph-properties fo:border="0.0034in solid #E3E3E3" fo:padding-top="0in" fo:padding-left="0.0694in" fo:padding-bottom="0in" fo:padding-right="0in" style:shadow="none" fo:margin-top="0in" fo:margin-bottom="0in" fo:background-color="#171717"/>
    </style:style>
    <style:style style:name="T23" style:parent-style-name="Strong" style:family="text">
      <style:text-properties style:font-name="Segoe UI" style:font-name-complex="Segoe UI" fo:color="#F9F9F9"/>
    </style:style>
    <style:style style:name="T24" style:parent-style-name="DefaultParagraphFont" style:family="text">
      <style:text-properties style:font-name="Segoe UI" style:font-name-complex="Segoe UI" fo:color="#F9F9F9"/>
    </style:style>
    <style:style style:name="P25" style:parent-style-name="NormalWeb" style:family="paragraph">
      <style:paragraph-properties fo:border="0.0034in solid #E3E3E3" fo:padding="0in" style:shadow="none" fo:margin-top="0.2083in" fo:margin-bottom="0in" fo:background-color="#171717"/>
      <style:text-properties style:font-name="Segoe UI" style:font-name-complex="Segoe UI" fo:color="#F9F9F9"/>
    </style:style>
  </office:automatic-styles>
  <office:body>
    <office:text text:use-soft-page-breaks="true">
      <text:p text:style-name="P1">Q3. What are the Benefits of Using Meta Tags <text:s/>?</text:p>
      <text:p text:style-name="P2">Ans: - <text:s text:c="3"/><text:span text:style-name="T3">Meta tags are snippets of HTML code that provide information about a web page to search engines and website visitors. While there are various types of meta tags, two of the most commonly used ones are the meta title and meta description tags. Here are the benefits of using meta tags:</text:span></text:p>
      <text:list text:style-name="LFO1" text:continue-numbering="true">
        <text:list-item>
          <text:p text:style-name="P4"><text:span text:style-name="T5">Improved Search Engine Visibility</text:span><text:span text:style-name="T6">: Meta tags, particularly the meta title and meta description, help search engines understand the content and relevance of a web page. When properly optimized with relevant keywords and compelling descriptions, meta tags can improve a page's visibility in search engine results pages (SERPs).</text:span></text:p>
        </text:list-item>
        <text:list-item>
          <text:p text:style-name="P7"><text:span text:style-name="T8">Higher Click-Through Rates (CTR)</text:span><text:span text:style-name="T9">: A well-crafted meta title and description can entice users to click on your link in search results. By providing a clear and compelling preview of the page's content, meta tags can increase the likelihood that users will click through to your website, resulting in higher CTRs.</text:span></text:p>
        </text:list-item>
        <text:list-item>
          <text:p text:style-name="P10"><text:span text:style-name="T11">Enhanced User Experience</text:span><text:span text:style-name="T12">: Meta tags contribute to a better user experience by providing concise summaries of web page content. When users see informative and relevant meta descriptions in search results, they can quickly determine whether a page meets their needs, leading to more satisfied visitors.</text:span></text:p>
        </text:list-item>
        <text:list-item>
          <text:p text:style-name="P13"><text:span text:style-name="T14">Control over Search Snippets</text:span><text:span text:style-name="T15">: Meta tags give website owners control over how their content appears in search engine results. By crafting custom meta titles and descriptions, you can ensure that your pages are presented in a way that accurately reflects their content and encourages clicks.</text:span></text:p>
        </text:list-item>
        <text:list-item>
          <text:p text:style-name="P16"><text:span text:style-name="T17">Targeted Keyword Optimization</text:span><text:span text:style-name="T18">: Meta tags provide an opportunity to include targeted keywords related to your content. By strategically incorporating relevant keywords into your meta title and description, you can improve your page's relevance for specific search queries and attract more qualified traffic.</text:span></text:p>
        </text:list-item>
        <text:list-item>
          <text:p text:style-name="P19"><text:span text:style-name="T20">Better Indexing</text:span><text:span text:style-name="T21">: While meta tags alone won't guarantee higher search rankings, they can help search engine crawlers understand the context and relevance of your web pages. This can lead to better indexing and ultimately contribute to improved search visibility over time.</text:span></text:p>
        </text:list-item>
        <text:list-item>
          <text:p text:style-name="P22"><text:span text:style-name="T23">Social Media Sharing</text:span><text:span text:style-name="T24">: Some meta tags, such as Open Graph tags and Twitter Cards, are used to control how content appears when shared on social media platforms. By optimizing these meta tags, you can ensure that your content looks compelling and engaging when shared on social networks, which can lead to increased engagement and traffic.</text:span></text:p>
        </text:list-item>
      </text:list>
      <text:p text:style-name="P25">Overall, using meta tags effectively can have a significant impact on your website's search engine visibility, click-through rates, and user engagement, ultimately contributing to the success of your online presenc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IN"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deep Sahu</meta:initial-creator>
    <dc:creator>Sandeep Sahu</dc:creator>
    <meta:creation-date>2024-02-09T16:58:00Z</meta:creation-date>
    <dc:date>2024-02-09T17:00:00Z</dc:date>
    <meta:template xlink:href="Normal" xlink:type="simple"/>
    <meta:editing-cycles>1</meta:editing-cycles>
    <meta:editing-duration>PT120S</meta:editing-duration>
    <meta:document-statistic meta:page-count="2" meta:paragraph-count="5" meta:word-count="404" meta:character-count="2702" meta:row-count="19" meta:non-whitespace-character-count="2303"/>
  </office:meta>
</office:document-meta>
</file>